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228df" officeooo:paragraph-rsid="001228df"/>
    </style:style>
    <style:style style:name="P2" style:family="paragraph" style:parent-style-name="Standard">
      <style:text-properties style:font-name="Courier" fo:font-size="18pt" officeooo:rsid="001228df" officeooo:paragraph-rsid="001228d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>#FF0000 (red) </text:p>
      <text:p text:style-name="P2">#F70D1A (ferrari red)</text:p>
      <text:p text:style-name="P2">#FDEEF4 (pearl)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7:23:35.092439000</meta:creation-date>
    <dc:date>2017-10-01T17:25:25.765007000</dc:date>
    <meta:editing-duration>PT1M53S</meta:editing-duration>
    <meta:editing-cycles>1</meta:editing-cycles>
    <meta:document-statistic meta:table-count="0" meta:image-count="0" meta:object-count="0" meta:page-count="1" meta:paragraph-count="3" meta:word-count="7" meta:character-count="50" meta:non-whitespace-character-count="45"/>
    <meta:generator>LibreOffice/5.2.6.2$MacOSX_X86_64 LibreOffice_project/a3100ed2409ebf1c212f5048fbe377c281438fdc</meta:generator>
  </office:meta>
</office:document-meta>
</file>